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00000028FCFD471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measure">
      <style:graphic-properties draw:textarea-horizontal-align="center" draw:textarea-vertical-align="middle"/>
    </style:style>
    <style:style style:name="gr3" style:family="graphic" style:parent-style-name="measure">
      <style:graphic-properties draw:textarea-horizontal-align="center" draw:textarea-vertical-align="middle" draw:line-distance="0.78cm"/>
    </style:style>
    <style:style style:name="gr4" style:family="graphic" style:parent-style-name="measure">
      <style:graphic-properties draw:textarea-horizontal-align="center" draw:textarea-vertical-align="middle" draw:line-distance="0.978cm"/>
    </style:style>
    <style:style style:name="gr5" style:family="graphic" style:parent-style-name="measure">
      <style:graphic-properties draw:textarea-horizontal-align="center" draw:textarea-vertical-align="middle" draw:line-distance="2.593cm" draw:placing="below"/>
    </style:style>
    <style:style style:name="gr6" style:family="graphic" style:parent-style-name="measure">
      <style:graphic-properties draw:textarea-horizontal-align="center" draw:textarea-vertical-align="middle" draw:line-distance="1.01cm"/>
    </style:style>
    <style:style style:name="gr7" style:family="graphic" style:parent-style-name="measure">
      <style:graphic-properties draw:textarea-horizontal-align="center" draw:textarea-vertical-align="middle" draw:line-distance="1.696cm"/>
    </style:style>
    <style:style style:name="gr8" style:family="graphic" style:parent-style-name="measure">
      <style:graphic-properties draw:textarea-horizontal-align="center" draw:textarea-vertical-align="middle" draw:line-distance="1.228cm"/>
    </style:style>
    <style:style style:name="gr9" style:family="graphic" style:parent-style-name="measure">
      <style:graphic-properties draw:textarea-horizontal-align="center" draw:textarea-vertical-align="middle" draw:line-distance="0.81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office:forms form:automatic-focus="false" form:apply-design-mode="false"/>
        <draw:frame draw:style-name="gr1" draw:text-style-name="P1" draw:layer="layout" svg:width="25.989cm" svg:height="18.999cm" svg:x="1.76cm" svg:y="1cm">
          <draw:image xlink:href="Pictures/10000000000003800000028FCFD471F9.png" xlink:type="simple" xlink:show="embed" xlink:actuate="onLoad">
            <text:p/>
          </draw:image>
        </draw:frame>
        <draw:measure draw:style-name="gr2" draw:text-style-name="P2" draw:layer="measurelines" svg:x1="18.257cm" svg:y1="1cm" svg:x2="18.257cm" svg:y2="3.351cm">
          <text:p text:style-name="P2"><text:span text:style-name="T1"><text:measure text:kind="gap"/></text:span><text:span text:style-name="T1">675</text:span></text:p>
        </draw:measure>
        <draw:measure draw:style-name="gr3" draw:text-style-name="P2" draw:layer="measurelines" svg:x1="27.742cm" svg:y1="4.508cm" svg:x2="25.404cm" svg:y2="4.508cm">
          <text:p text:style-name="P2"><text:span text:style-name="T1"><text:measure text:kind="gap"/></text:span><text:span text:style-name="T1">675</text:span></text:p>
        </draw:measure>
        <draw:measure draw:style-name="gr4" draw:text-style-name="P3" draw:layer="measurelines" svg:x1="6.35cm" svg:y1="5.147cm" svg:x2="6.35cm" svg:y2="15.875cm">
          <text:p text:style-name="P3"><text:span text:style-name="T1">3050</text:span></text:p>
        </draw:measure>
        <draw:measure draw:style-name="gr5" draw:text-style-name="P3" draw:layer="measurelines" svg:x1="16.461cm" svg:y1="11.963cm" svg:x2="12.889cm" svg:y2="9.279cm">
          <text:p text:style-name="P3"><text:span text:style-name="T1">1250</text:span></text:p>
        </draw:measure>
        <draw:measure draw:style-name="gr6" draw:text-style-name="P3" draw:layer="measurelines" svg:x1="25.395cm" svg:y1="17.457cm" svg:x2="4.118cm" svg:y2="17.442cm">
          <text:p text:style-name="P3"><text:span text:style-name="T1">6050</text:span></text:p>
        </draw:measure>
        <draw:measure draw:style-name="gr7" draw:text-style-name="P3" draw:layer="measurelines" svg:x1="4.307cm" svg:y1="17.644cm" svg:x2="4.302cm" svg:y2="3.353cm">
          <text:p text:style-name="P3"><text:span text:style-name="T1">4050</text:span></text:p>
        </draw:measure>
        <draw:measure draw:style-name="gr2" draw:text-style-name="P3" draw:layer="measurelines" svg:x1="4.112cm" svg:y1="5.333cm" svg:x2="6.405cm" svg:y2="5.333cm">
          <text:p text:style-name="P3"><text:span text:style-name="T1">650</text:span></text:p>
        </draw:measure>
        <draw:measure draw:style-name="gr8" draw:text-style-name="P3" draw:layer="measurelines" svg:x1="4.137cm" svg:y1="10.504cm" svg:x2="10.551cm" svg:y2="10.515cm">
          <text:p text:style-name="P3"><text:span text:style-name="T1">1825</text:span></text:p>
        </draw:measure>
        <draw:measure draw:style-name="gr2" draw:text-style-name="P2" draw:layer="measurelines" svg:x1="19.178cm" svg:y1="10.49cm" svg:x2="18.78cm" svg:y2="10.49cm">
          <text:p text:style-name="P2"><text:span text:style-name="T1"><text:measure text:kind="gap"/></text:span><text:span text:style-name="T1">100</text:span></text:p>
        </draw:measure>
        <draw:measure draw:style-name="gr9" draw:text-style-name="P3" draw:layer="measurelines" svg:x1="20.675cm" svg:y1="17.45cm" svg:x2="20.675cm" svg:y2="17.629cm">
          <text:p text:style-name="P3"><text:span text:style-name="T1">50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2-15T02:46:17</meta:creation-date>
    <dc:date>2009-02-01T00:13:16</dc:date>
    <meta:editing-cycles>25</meta:editing-cycles>
    <meta:editing-duration>P3DT9H54M2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